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 style:name="a886a14">
      <style:table-properties style:width="6.693in" table:align="margins"/>
    </style:style>
    <style:style style:family="table-column" style:name="aa25f5e">
      <style:table-column-properties style:column-width="1.3386in" style:rel-column-width="13107*"/>
    </style:style>
    <style:style style:family="table-cell" style:name="a00ec1e">
      <style:table-cell-properties fo:border-bottom="0.0007in solid #000000" fo:border-left="0.0007in solid #000000" fo:border-right="none" fo:border-top="0.0007in solid #000000" fo:padding="0.0382in"/>
    </style:style>
    <style:style style:family="table-cell" style:name="a37c382">
      <style:table-cell-properties fo:border-bottom="0.0007in solid #000000" fo:border-left="0.0007in solid #000000" fo:border-right="none" fo:border-top="none" fo:padding="0.0382in"/>
    </style:style>
    <style:style style:family="table-cell" style:name="a22d90e">
      <style:table-cell-properties fo:border="0.0007in solid #000000" fo:padding="0.0382in"/>
    </style:style>
    <style:style style:family="table-cell" style:name="a5b8b20">
      <style:table-cell-properties fo:border="0.0007in solid #000000" fo:border-bottom="0.0007in solid #000000" fo:border-top="none" fo:padding="0.0382in"/>
    </style:style>
    <style:style style:family="table-cell" style:name="af64248">
      <style:table-cell-properties fo:background-color="#f0ffed" fo:border-bottom="0.0007in solid #000000" fo:border-left="0.0007in solid #000000" fo:border-right="none" fo:border-top="none" fo:padding="0.0382in"/>
    </style:style>
    <text:list-style style:name="l340a03">
      <text:list-level-style-number style:num-format="1" style:num-suffix="." text:level="1" text:style-name="Numbering_20_Symbols">
        <style:list-level-properties text:min-label-width="0.499cm"/>
        <style:text-properties style:font-name="Tahoma" text:display="true"/>
      </text:list-level-style-number>
      <text:list-level-style-number style:num-format="1" style:num-suffix="." text:level="2" text:style-name="Numbering_20_Symbols">
        <style:list-level-properties text:min-label-width="0.499cm" text:space-before="0.501cm"/>
        <style:text-properties style:font-name="Tahoma" text:display="true"/>
      </text:list-level-style-number>
      <text:list-level-style-number style:num-format="1" style:num-suffix="." text:level="3" text:style-name="Numbering_20_Symbols">
        <style:list-level-properties text:min-label-width="0.499cm" text:space-before="1cm"/>
        <style:text-properties style:font-name="Tahoma" text:display="true"/>
      </text:list-level-style-number>
      <text:list-level-style-number style:num-format="1" style:num-suffix="." text:level="4" text:style-name="Numbering_20_Symbols">
        <style:list-level-properties text:min-label-width="0.499cm" text:space-before="1.501cm"/>
        <style:text-properties style:font-name="Tahoma" text:display="true"/>
      </text:list-level-style-number>
      <text:list-level-style-number style:num-format="1" style:num-suffix="." text:level="5" text:style-name="Numbering_20_Symbols">
        <style:list-level-properties text:min-label-width="0.499cm" text:space-before="2cm"/>
        <style:text-properties style:font-name="Tahoma" text:display="true"/>
      </text:list-level-style-number>
      <text:list-level-style-number style:num-format="1" style:num-suffix="." text:level="6" text:style-name="Numbering_20_Symbols">
        <style:list-level-properties text:min-label-width="0.499cm" text:space-before="2.501cm"/>
        <style:text-properties style:font-name="Tahoma" text:display="true"/>
      </text:list-level-style-number>
      <text:list-level-style-number style:num-format="1" style:num-suffix="." text:level="7" text:style-name="Numbering_20_Symbols">
        <style:list-level-properties text:min-label-width="0.499cm" text:space-before="3.001cm"/>
        <style:text-properties style:font-name="Tahoma" text:display="true"/>
      </text:list-level-style-number>
      <text:list-level-style-number style:num-format="1" style:num-suffix="." text:level="8" text:style-name="Numbering_20_Symbols">
        <style:list-level-properties text:min-label-width="0.499cm" text:space-before="3.502cm"/>
        <style:text-properties style:font-name="Tahoma" text:display="true"/>
      </text:list-level-style-number>
      <text:list-level-style-number style:num-format="1" style:num-suffix="." text:level="9" text:style-name="Numbering_20_Symbols">
        <style:list-level-properties text:min-label-width="0.499cm" text:space-before="4.001cm"/>
        <style:text-properties style:font-name="Tahoma" text:display="true"/>
      </text:list-level-style-number>
      <text:list-level-style-number style:num-format="1" style:num-suffix="." text:level="10" text:style-name="Numbering_20_Symbols">
        <style:list-level-properties text:min-label-width="0.499cm" text:space-before="4.502cm"/>
        <style:text-properties style:font-name="Tahoma" text:display="true"/>
      </text:list-level-style-number>
    </text:list-style>
    <style:style style:family="paragraph" style:list-style-name="l340a03" style:name="a7749b7" style:parent-style-name="Default_20_Text"/>
    <style:style style:display-name="Default_20_Text" style:family="paragraph" style:name="Default_20_Text"/>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a886a14">
        <table:table-column table:number-columns-repeated="5" table:style-name="aa25f5e"/>
        <table:table-row>
          <table:table-cell table:style-name="a00ec1e"/>
          <table:table-cell table:style-name="a00ec1e"/>
          <table:table-cell table:style-name="a00ec1e"/>
          <table:table-cell table:style-name="a00ec1e"/>
          <table:table-cell table:style-name="a22d90e"/>
        </table:table-row>
        <table:table-row>
          <table:table-cell table:style-name="a37c382"/>
          <table:table-cell office:string-value="TEST тест" office:value-type="string" table:style-name="af64248">
            <text:p>TEST тест</text:p>
          </table:table-cell>
          <table:table-cell table:style-name="a37c382"/>
          <table:table-cell table:style-name="a37c382"/>
          <table:table-cell table:style-name="a5b8b20"/>
        </table:table-row>
      </table:table>
      <text:list text:style-name="l340a03" xml:id="list90093230">
        <text:list-header>
          <text:p>NewHeader</text:p>
        </text:list-header>
        <text:list-item>
          <text:p text:style-name="a7749b7">x REPLACEME x</text:p>
        </text:list-item>
        <text:list-item>
          <text:p text:style-name="a7749b7">REPLACEPARA</text:p>
          <text:list text:style-name="l340a03" xml:id="list61317346">
            <text:list-item>
              <text:p text:style-name="a7749b7">itemContent 2.1</text:p>
            </text:list-item>
          </text:list>
        </text:list-item>
        <text:list-item>
          <text:p text:style-name="a7749b7">itemContent 3</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max</dc:creator>
    <dc:date>2015-12-08T20:22:08</dc:date>
    <meta:editing-cycles>1</meta:editing-cycles>
    <meta:editing-duration>PT1.456S</meta:editing-duration>
    <meta:initial-creator>max</meta:initial-creator>
    <meta:creation-date>2015-12-08T20:22:07</meta:creation-date>
    <dc:language>ru</dc:language>
  </office:meta>
</office:document-meta>
</file>